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>
            <text:p>Melhor solução</text:p>
          </table:table-cell>
          <table:table-cell table:number-columns-repeated="11"/>
        </table:table-row>
        <table:table-row table:style-name="ro1">
          <table:table-cell office:value-type="string">
            <text:p>Tamanho da lista tabu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Busca Tabu Paralela</text:p>
          </table:table-cell>
          <table:table-cell office:value-type="float" office:value="948">
            <text:p>948</text:p>
          </table:table-cell>
          <table:table-cell office:value-type="float" office:value="940">
            <text:p>940</text:p>
          </table:table-cell>
          <table:table-cell office:value-type="float" office:value="937">
            <text:p>937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8">
            <text:p>938</text:p>
          </table:table-cell>
          <table:table-cell office:value-type="float" office:value="939">
            <text:p>939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48">
            <text:p>948</text:p>
          </table:table-cell>
          <table:table-cell/>
        </table:table-row>
        <table:table-row table:style-name="ro1">
          <table:table-cell office:value-type="string">
            <text:p>AHS - melhor valor</text:p>
          </table:table-cell>
          <table:table-cell office:value-type="float" office:value="935">
            <text:p>935</text:p>
          </table:table-cell>
          <table:table-cell table:number-columns-repeated="8" office:value-type="float" office:value="930">
            <text:p>930</text:p>
          </table:table-cell>
          <table:table-cell office:value-type="float" office:value="934">
            <text:p>934</text:p>
          </table:table-cell>
          <table:table-cell/>
        </table:table-row>
        <table:table-row table:style-name="ro1">
          <table:table-cell office:value-type="string">
            <text:p>AHS - média</text:p>
          </table:table-cell>
          <table:table-cell office:value-type="float" office:value="935.6">
            <text:p>935,6</text:p>
          </table:table-cell>
          <table:table-cell table:number-columns-repeated="5" office:value-type="float" office:value="930">
            <text:p>930</text:p>
          </table:table-cell>
          <table:table-cell office:value-type="float" office:value="931.6">
            <text:p>931,6</text:p>
          </table:table-cell>
          <table:table-cell office:value-type="float" office:value="932">
            <text:p>932</text:p>
          </table:table-cell>
          <table:table-cell office:value-type="float" office:value="930">
            <text:p>930</text:p>
          </table:table-cell>
          <table:table-cell office:value-type="float" office:value="935.4">
            <text:p>935,4</text:p>
          </table:table-cell>
          <table:table-cell/>
        </table:table-row>
        <table:table-row table:style-name="ro1">
          <table:table-cell office:value-type="string">
            <text:p>AHS - pior valor</text:p>
          </table:table-cell>
          <table:table-cell office:value-type="float" office:value="937">
            <text:p>937</text:p>
          </table:table-cell>
          <table:table-cell table:number-columns-repeated="5"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30">
            <text:p>930</text:p>
          </table:table-cell>
          <table:table-cell office:value-type="float" office:value="940">
            <text:p>940</text:p>
          </table:table-cell>
          <table:table-cell/>
        </table:table-row>
        <table:table-row table:style-name="ro1">
          <table:table-cell office:value-type="string">
            <text:p>VH - melhor valor</text:p>
          </table:table-cell>
          <table:table-cell table:number-columns-repeated="10" office:value-type="float" office:value="930">
            <text:p>930</text:p>
          </table:table-cell>
          <table:table-cell/>
        </table:table-row>
        <table:table-row table:style-name="ro1">
          <table:table-cell office:value-type="string">
            <text:p>VH - média</text:p>
          </table:table-cell>
          <table:table-cell office:value-type="float" office:value="937">
            <text:p>937</text:p>
          </table:table-cell>
          <table:table-cell office:value-type="float" office:value="934.6">
            <text:p>934,6</text:p>
          </table:table-cell>
          <table:table-cell office:value-type="float" office:value="930.8">
            <text:p>930,8</text:p>
          </table:table-cell>
          <table:table-cell office:value-type="float" office:value="932.4">
            <text:p>932,4</text:p>
          </table:table-cell>
          <table:table-cell office:value-type="float" office:value="931.8">
            <text:p>931,8</text:p>
          </table:table-cell>
          <table:table-cell table:number-columns-repeated="2" office:value-type="float" office:value="932.8">
            <text:p>932,8</text:p>
          </table:table-cell>
          <table:table-cell office:value-type="float" office:value="933.2">
            <text:p>933,2</text:p>
          </table:table-cell>
          <table:table-cell office:value-type="float" office:value="933.6">
            <text:p>933,6</text:p>
          </table:table-cell>
          <table:table-cell office:value-type="float" office:value="937.8">
            <text:p>937,8</text:p>
          </table:table-cell>
          <table:table-cell/>
        </table:table-row>
        <table:table-row table:style-name="ro1">
          <table:table-cell office:value-type="string">
            <text:p>VH - pior valor</text:p>
          </table:table-cell>
          <table:table-cell office:value-type="float" office:value="944">
            <text:p>944</text:p>
          </table:table-cell>
          <table:table-cell office:value-type="float" office:value="938">
            <text:p>938</text:p>
          </table:table-cell>
          <table:table-cell table:number-columns-repeated="2" office:value-type="float" office:value="934">
            <text:p>934</text:p>
          </table:table-cell>
          <table:table-cell table:number-columns-repeated="3" office:value-type="float" office:value="935">
            <text:p>935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42">
            <text:p>942</text:p>
          </table:table-cell>
          <table:table-cell/>
        </table:table-row>
        <table:table-row table:style-name="ro1">
          <table:table-cell office:value-type="string">
            <text:p>VHM - melhor valor</text:p>
          </table:table-cell>
          <table:table-cell table:number-columns-repeated="5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4" office:value-type="float" office:value="930">
            <text:p>930</text:p>
          </table:table-cell>
          <table:table-cell/>
        </table:table-row>
        <table:table-row table:style-name="ro1">
          <table:table-cell office:value-type="string">
            <text:p>VHM - média</text:p>
          </table:table-cell>
          <table:table-cell office:value-type="float" office:value="935.6">
            <text:p>935,6</text:p>
          </table:table-cell>
          <table:table-cell table:number-columns-repeated="2" office:value-type="float" office:value="931.6">
            <text:p>931,6</text:p>
          </table:table-cell>
          <table:table-cell table:number-columns-repeated="2" office:value-type="float" office:value="930.8">
            <text:p>930,8</text:p>
          </table:table-cell>
          <table:table-cell office:value-type="float" office:value="934.4">
            <text:p>934,4</text:p>
          </table:table-cell>
          <table:table-cell office:value-type="float" office:value="931.8">
            <text:p>931,8</text:p>
          </table:table-cell>
          <table:table-cell office:value-type="float" office:value="931">
            <text:p>931</text:p>
          </table:table-cell>
          <table:table-cell office:value-type="float" office:value="933.4">
            <text:p>933,4</text:p>
          </table:table-cell>
          <table:table-cell office:value-type="float" office:value="932.4">
            <text:p>932,4</text:p>
          </table:table-cell>
          <table:table-cell/>
        </table:table-row>
        <table:table-row table:style-name="ro1">
          <table:table-cell office:value-type="string">
            <text:p>VHM - pior valor</text:p>
          </table:table-cell>
          <table:table-cell office:value-type="float" office:value="939">
            <text:p>939</text:p>
          </table:table-cell>
          <table:table-cell table:number-columns-repeated="4" office:value-type="float" office:value="934">
            <text:p>934</text:p>
          </table:table-cell>
          <table:table-cell table:number-columns-repeated="4" office:value-type="float" office:value="935">
            <text:p>935</text:p>
          </table:table-cell>
          <table:table-cell office:value-type="float" office:value="934">
            <text:p>934</text:p>
          </table:table-cell>
          <table:table-cell/>
        </table:table-row>
        <table:table-row table:style-name="ro2">
          <table:table-cell office:value-type="string">
            <text:p>MCPS - melhor valor</text:p>
          </table:table-cell>
          <table:table-cell office:value-type="float" office:value="934">
            <text:p>934</text:p>
          </table:table-cell>
          <table:table-cell table:number-columns-repeated="9" office:value-type="float" office:value="930">
            <text:p>930</text:p>
          </table:table-cell>
          <table:table-cell/>
        </table:table-row>
        <table:table-row table:style-name="ro2">
          <table:table-cell office:value-type="string">
            <text:p>MCPS - média</text:p>
          </table:table-cell>
          <table:table-cell office:value-type="float" office:value="936">
            <text:p>936</text:p>
          </table:table-cell>
          <table:table-cell office:value-type="float" office:value="930.8">
            <text:p>930,8</text:p>
          </table:table-cell>
          <table:table-cell office:value-type="float" office:value="931.8">
            <text:p>931,8</text:p>
          </table:table-cell>
          <table:table-cell table:number-columns-repeated="2" office:value-type="float" office:value="932.4">
            <text:p>932,4</text:p>
          </table:table-cell>
          <table:table-cell office:value-type="float" office:value="931.6">
            <text:p>931,6</text:p>
          </table:table-cell>
          <table:table-cell office:value-type="float" office:value="930.8">
            <text:p>930,8</text:p>
          </table:table-cell>
          <table:table-cell office:value-type="float" office:value="934.2">
            <text:p>934,2</text:p>
          </table:table-cell>
          <table:table-cell office:value-type="float" office:value="932.6">
            <text:p>932,6</text:p>
          </table:table-cell>
          <table:table-cell office:value-type="float" office:value="931.8">
            <text:p>931,8</text:p>
          </table:table-cell>
          <table:table-cell/>
        </table:table-row>
        <table:table-row table:style-name="ro2">
          <table:table-cell office:value-type="string">
            <text:p>MCPS - pior valor</text:p>
          </table:table-cell>
          <table:table-cell office:value-type="float" office:value="940">
            <text:p>940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5">
            <text:p>935</text:p>
          </table:table-cell>
          <table:table-cell table:number-columns-repeated="3" office:value-type="float" office:value="934">
            <text:p>934</text:p>
          </table:table-cell>
          <table:table-cell office:value-type="float" office:value="937">
            <text:p>937</text:p>
          </table:table-cell>
          <table:table-cell table:number-columns-repeated="2" office:value-type="float" office:value="935">
            <text:p>935</text:p>
          </table:table-cell>
          <table:table-cell/>
        </table:table-row>
        <table:table-row table:style-name="ro1">
          <table:table-cell>
            <draw:frame table:end-cell-address="Feuille1.H40" table:end-x="1.914cm" table:end-y="0.395cm" draw:z-index="0" draw:style-name="gr1" svg:width="22.543cm" svg:height="10.895cm" svg:x="0.001cm" svg:y="0.339cm">
              <draw:object draw:notify-on-update-of-ranges="Feuille1.B2:Feuille1.K2 Feuille1.A3:Feuille1.A3 Feuille1.B3:Feuille1.K3 Feuille1.A4:Feuille1.A4 Feuille1.B4:Feuille1.K4 Feuille1.A5:Feuille1.A5 Feuille1.B5:Feuille1.K5 Feuille1.A6:Feuille1.A6 Feuille1.B6:Feuille1.K6 Feuille1.A7:Feuille1.A7 Feuille1.B7:Feuille1.K7 Feuille1.A8:Feuille1.A8 Feuille1.B8:Feuille1.K8 Feuille1.A9:Feuille1.A9 Feuille1.B9:Feuille1.K9 Feuille1.A10:Feuille1.A10 Feuille1.B10:Feuille1.K10 Feuille1.A11:Feuille1.A11 Feuille1.B11:Feuille1.K11 Feuille1.A12:Feuille1.A12 Feuille1.B12:Feuille1.K12 Feuille1.A13:Feuille1.A13 Feuille1.B13:Feuille1.K13 Feuille1.A14:Feuille1.A14 Feuille1.B14:Feuille1.K14 Feuille1.A15:Feuille1.A15 Feuille1.B15:Feuille1.K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float" office:value="940">
            <text:p>940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34">
            <text:p>934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float" office:value="934">
            <text:p>934</text:p>
          </table:table-cell>
          <table:table-cell table:style-name="ce4" office:value-type="float" office:value="930">
            <text:p>930</text:p>
          </table:table-cell>
          <table:table-cell table:style-name="ce4" office:value-type="float" office:value="930">
            <text:p>930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float" office:value="935">
            <text:p>935</text:p>
          </table:table-cell>
          <table:table-cell table:style-name="ce2" office:value-type="float" office:value="940">
            <text:p>940</text:p>
          </table:table-cell>
          <table:table-cell table:style-name="ce2" office:value-type="float" office:value="934">
            <text:p>934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float" office:value="934">
            <text:p>934</text:p>
          </table:table-cell>
          <table:table-cell table:style-name="ce2" office:value-type="float" office:value="939">
            <text:p>939</text:p>
          </table:table-cell>
          <table:table-cell table:style-name="ce4" office:value-type="float" office:value="930">
            <text:p>930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934">
            <text:p>934</text:p>
          </table:table-cell>
          <table:table-cell table:style-name="ce3" office:value-type="float" office:value="938">
            <text:p>938</text:p>
          </table:table-cell>
          <table:table-cell table:style-name="ce3" office:value-type="float" office:value="934">
            <text:p>934</text:p>
          </table:table-cell>
          <table:table-cell/>
        </table:table-row>
        <table:table-row table:style-name="ro1">
          <table:table-cell table:number-columns-repeated="8"/>
          <table:table-cell table:formula="of:=SUM([.I18:.I22])/5" office:value-type="float" office:value="935.4">
            <text:p>935,4</text:p>
          </table:table-cell>
          <table:table-cell table:formula="of:=SUM([.J18:.J22])/5" office:value-type="float" office:value="937.8">
            <text:p>937,8</text:p>
          </table:table-cell>
          <table:table-cell table:formula="of:=SUM([.K18:.K22])/5" office:value-type="float" office:value="932.4">
            <text:p>932,4</text:p>
          </table:table-cell>
          <table:table-cell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/03/2010</text:date>, <text:time>19:5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14:02:57.42</meta:creation-date>
    <dc:date>2010-03-22T19:53:51.69</dc:date>
    <meta:editing-duration>PT06H52M06S</meta:editing-duration>
    <meta:editing-cycles>19</meta:editing-cycles>
    <meta:generator>OpenOffice.org/3.1$Win32 OpenOffice.org_project/310m19$Build-9420</meta:generator>
    <meta:document-statistic meta:table-count="3" meta:cell-count="1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8" chart:maximum="948" chart:gap-width="2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fill-color="#333333" dr3d:edge-rounding="5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420e" dr3d:edge-rounding="5%"/>
      <style:text-properties fo:font-size="6pt" style:font-size-asian="6pt" style:font-size-complex="6pt"/>
    </style:style>
    <style:style style:name="ch13" style:family="chart">
      <style:chart-properties chart:symbol-type="automatic" chart:symbol-width="0.14cm" chart:symbol-height="0.14cm"/>
      <style:graphic-properties draw:fill-color="#ff9966"/>
      <style:text-properties fo:font-size="6pt" style:font-size-asian="6pt" style:font-size-complex="6pt"/>
    </style:style>
    <style:style style:name="ch14" style:family="chart">
      <style:chart-properties chart:symbol-type="automatic" chart:symbol-width="0.14cm" chart:symbol-height="0.14cm"/>
      <style:graphic-properties draw:fill-color="#ffcc99"/>
      <style:text-properties fo:font-size="6pt" style:font-size-asian="6pt" style:font-size-complex="6pt"/>
    </style:style>
    <style:style style:name="ch15" style:family="chart">
      <style:chart-properties chart:symbol-type="named-symbol" chart:symbol-name="arrow-up" chart:symbol-width="0.25cm" chart:symbol-height="0.25cm"/>
      <style:graphic-properties draw:fill-color="#355e00" dr3d:edge-rounding="5%"/>
      <style:text-properties fo:font-size="6pt" style:font-size-asian="6pt" style:font-size-complex="6pt"/>
    </style:style>
    <style:style style:name="ch16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7" style:family="chart">
      <style:chart-properties chart:symbol-type="automatic" chart:symbol-width="0.14cm" chart:symbol-height="0.14cm"/>
      <style:graphic-properties draw:fill-color="#aecf00"/>
      <style:text-properties fo:font-size="6pt" style:font-size-asian="6pt" style:font-size-complex="6pt"/>
    </style:style>
    <style:style style:name="ch18" style:family="chart">
      <style:chart-properties chart:symbol-type="named-symbol" chart:symbol-name="arrow-right" chart:symbol-width="0.25cm" chart:symbol-height="0.25cm"/>
      <style:graphic-properties draw:fill-color="#ff950e" dr3d:edge-rounding="5%"/>
      <style:text-properties fo:font-size="6pt" style:font-size-asian="6pt" style:font-size-complex="6pt"/>
    </style:style>
    <style:style style:name="ch19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20" style:family="chart">
      <style:chart-properties chart:symbol-type="automatic" chart:symbol-width="0.14cm" chart:symbol-height="0.14cm"/>
      <style:graphic-properties draw:fill-color="#ffff66"/>
      <style:text-properties fo:font-size="6pt" style:font-size-asian="6pt" style:font-size-complex="6pt"/>
    </style:style>
    <style:style style:name="ch21" style:family="chart">
      <style:chart-properties chart:symbol-type="named-symbol" chart:symbol-name="arrow-left" chart:symbol-width="0.25cm" chart:symbol-height="0.25cm"/>
      <style:graphic-properties draw:fill-color="#004586" dr3d:edge-rounding="5%"/>
      <style:text-properties fo:font-size="6pt" style:font-size-asian="6pt" style:font-size-complex="6pt"/>
    </style:style>
    <style:style style:name="ch22" style:family="chart">
      <style:chart-properties chart:symbol-type="automatic" chart:symbol-width="0.14cm" chart:symbol-height="0.14cm"/>
      <style:graphic-properties draw:fill-color="#0084d1"/>
      <style:text-properties fo:font-size="6pt" style:font-size-asian="6pt" style:font-size-complex="6pt"/>
    </style:style>
    <style:style style:name="ch23" style:family="chart">
      <style:chart-properties chart:symbol-type="automatic" chart:symbol-width="0.14cm" chart:symbol-height="0.14cm"/>
      <style:graphic-properties draw:fill-color="#99ccff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bar" chart:style-name="ch1">
        <chart:title svg:x="3.056cm" svg:y="0.218cm" chart:style-name="ch2">
          <text:p>Análise de sensibilidade para o valor do parâmetro "tamanho da lista tabu" (10 ciclos)</text:p>
        </chart:title>
        <chart:subtitle svg:x="6.972cm" svg:y="0.938cm" chart:style-name="ch3">
          <text:p>Problema FT10 ( ordem dos operadores invertida)</text:p>
        </chart:subtitle>
        <chart:legend chart:legend-position="end" svg:x="18.781cm" svg:y="2.878cm" chart:style-name="ch4"/>
        <chart:plot-area chart:style-name="ch5" table:cell-range-address="Feuille1.A2:Feuille1.K15" chart:data-source-has-labels="both" svg:x="0.699cm" svg:y="1.606cm" svg:width="17.677cm" svg:height="8.84cm">
          <chart:axis chart:dimension="x" chart:name="primary-x" chart:style-name="ch6">
            <chart:title svg:x="8.21cm" svg:y="10.065cm" chart:style-name="ch7">
              <text:p>Tamanho da lista tabu</text:p>
            </chart:title>
            <chart:categories table:cell-range-address="Feuille1.B2:Feuille1.K2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Feuille1.B3:Feuille1.K3" chart:label-cell-address="Feuille1.A3:Feuille1.A3" chart:class="chart:bar">
            <chart:data-point chart:repeated="10"/>
          </chart:series>
          <chart:series chart:style-name="ch12" chart:values-cell-range-address="Feuille1.B4:Feuille1.K4" chart:label-cell-address="Feuille1.A4:Feuille1.A4" chart:class="chart:bar">
            <chart:data-point chart:repeated="10"/>
          </chart:series>
          <chart:series chart:style-name="ch13" chart:values-cell-range-address="Feuille1.B5:Feuille1.K5" chart:label-cell-address="Feuille1.A5:Feuille1.A5" chart:class="chart:bar">
            <chart:data-point chart:repeated="10"/>
          </chart:series>
          <chart:series chart:style-name="ch14" chart:values-cell-range-address="Feuille1.B6:Feuille1.K6" chart:label-cell-address="Feuille1.A6:Feuille1.A6" chart:class="chart:bar">
            <chart:data-point chart:repeated="10"/>
          </chart:series>
          <chart:series chart:style-name="ch15" chart:values-cell-range-address="Feuille1.B7:Feuille1.K7" chart:label-cell-address="Feuille1.A7:Feuille1.A7" chart:class="chart:bar">
            <chart:data-point chart:repeated="10"/>
          </chart:series>
          <chart:series chart:style-name="ch16" chart:values-cell-range-address="Feuille1.B8:Feuille1.K8" chart:label-cell-address="Feuille1.A8:Feuille1.A8" chart:class="chart:bar">
            <chart:data-point chart:repeated="10"/>
          </chart:series>
          <chart:series chart:style-name="ch17" chart:values-cell-range-address="Feuille1.B9:Feuille1.K9" chart:label-cell-address="Feuille1.A9:Feuille1.A9" chart:class="chart:bar">
            <chart:data-point chart:repeated="10"/>
          </chart:series>
          <chart:series chart:style-name="ch18" chart:values-cell-range-address="Feuille1.B10:Feuille1.K10" chart:label-cell-address="Feuille1.A10:Feuille1.A10" chart:class="chart:bar">
            <chart:data-point chart:repeated="10"/>
          </chart:series>
          <chart:series chart:style-name="ch19" chart:values-cell-range-address="Feuille1.B11:Feuille1.K11" chart:label-cell-address="Feuille1.A11:Feuille1.A11" chart:class="chart:bar">
            <chart:data-point chart:repeated="10"/>
          </chart:series>
          <chart:series chart:style-name="ch20" chart:values-cell-range-address="Feuille1.B12:Feuille1.K12" chart:label-cell-address="Feuille1.A12:Feuille1.A12" chart:class="chart:bar">
            <chart:data-point chart:repeated="10"/>
          </chart:series>
          <chart:series chart:style-name="ch21" chart:values-cell-range-address="Feuille1.B13:Feuille1.K13" chart:label-cell-address="Feuille1.A13:Feuille1.A13" chart:class="chart:bar">
            <chart:data-point chart:repeated="10"/>
          </chart:series>
          <chart:series chart:style-name="ch22" chart:values-cell-range-address="Feuille1.B14:Feuille1.K14" chart:label-cell-address="Feuille1.A14:Feuille1.A14" chart:class="chart:bar">
            <chart:data-point chart:repeated="10"/>
          </chart:series>
          <chart:series chart:style-name="ch23" chart:values-cell-range-address="Feuille1.B15:Feuille1.K15" chart:label-cell-address="Feuille1.A15:Feuille1.A15" chart:class="chart:bar">
            <chart:data-point chart:repeated="1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2:Feuille1.K2"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 text:id="Feuille1.A3:Feuille1.A3">Busca Tabu Paralela</text:p>
              </table:table-cell>
              <table:table-cell office:value-type="float" office:value="948">
                <text:p text:id="Feuille1.B3:Feuille1.K3">948</text:p>
              </table:table-cell>
              <table:table-cell office:value-type="float" office:value="940">
                <text:p>940</text:p>
              </table:table-cell>
              <table:table-cell office:value-type="float" office:value="937">
                <text:p>937</text:p>
              </table:table-cell>
              <table:table-cell office:value-type="float" office:value="934">
                <text:p>934</text:p>
              </table:table-cell>
              <table:table-cell office:value-type="float" office:value="938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939">
                <text:p>939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 text:id="Feuille1.A4:Feuille1.A4">AHS - melhor valor</text:p>
              </table:table-cell>
              <table:table-cell office:value-type="float" office:value="935">
                <text:p text:id="Feuille1.B4:Feuille1.K4">935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 text:id="Feuille1.A5:Feuille1.A5">AHS - média</text:p>
              </table:table-cell>
              <table:table-cell office:value-type="float" office:value="935.6">
                <text:p text:id="Feuille1.B5:Feuille1.K5">935.6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1.6">
                <text:p>931.6</text:p>
              </table:table-cell>
              <table:table-cell office:value-type="float" office:value="932">
                <text:p>932</text:p>
              </table:table-cell>
              <table:table-cell office:value-type="float" office:value="930">
                <text:p>930</text:p>
              </table:table-cell>
              <table:table-cell office:value-type="float" office:value="935.4">
                <text:p>935.4</text:p>
              </table:table-cell>
            </table:table-row>
            <table:table-row>
              <table:table-cell office:value-type="string">
                <text:p text:id="Feuille1.A6:Feuille1.A6">AHS - pior valor</text:p>
              </table:table-cell>
              <table:table-cell office:value-type="float" office:value="937">
                <text:p text:id="Feuille1.B6:Feuille1.K6">937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0">
                <text:p>93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 text:id="Feuille1.A7:Feuille1.A7">VH - melhor valor</text:p>
              </table:table-cell>
              <table:table-cell office:value-type="float" office:value="930">
                <text:p text:id="Feuille1.B7:Feuille1.K7"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8:Feuille1.A8">VH - média</text:p>
              </table:table-cell>
              <table:table-cell office:value-type="float" office:value="937">
                <text:p text:id="Feuille1.B8:Feuille1.K8">937</text:p>
              </table:table-cell>
              <table:table-cell office:value-type="float" office:value="934.6">
                <text:p>934.6</text:p>
              </table:table-cell>
              <table:table-cell office:value-type="float" office:value="930.8">
                <text:p>930.8</text:p>
              </table:table-cell>
              <table:table-cell office:value-type="float" office:value="932.4">
                <text:p>932.4</text:p>
              </table:table-cell>
              <table:table-cell office:value-type="float" office:value="931.8">
                <text:p>931.8</text:p>
              </table:table-cell>
              <table:table-cell office:value-type="float" office:value="932.8">
                <text:p>932.8</text:p>
              </table:table-cell>
              <table:table-cell office:value-type="float" office:value="932.8">
                <text:p>932.8</text:p>
              </table:table-cell>
              <table:table-cell office:value-type="float" office:value="933.2">
                <text:p>933.2</text:p>
              </table:table-cell>
              <table:table-cell office:value-type="float" office:value="933.6">
                <text:p>933.6</text:p>
              </table:table-cell>
              <table:table-cell office:value-type="float" office:value="937.8">
                <text:p>937.8</text:p>
              </table:table-cell>
            </table:table-row>
            <table:table-row>
              <table:table-cell office:value-type="string">
                <text:p text:id="Feuille1.A9:Feuille1.A9">VH - pior valor</text:p>
              </table:table-cell>
              <table:table-cell office:value-type="float" office:value="944">
                <text:p text:id="Feuille1.B9:Feuille1.K9">944</text:p>
              </table:table-cell>
              <table:table-cell office:value-type="float" office:value="938">
                <text:p>938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 text:id="Feuille1.A10:Feuille1.A10">VHM - melhor valor</text:p>
              </table:table-cell>
              <table:table-cell office:value-type="float" office:value="930">
                <text:p text:id="Feuille1.B10:Feuille1.K10"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11:Feuille1.A11">VHM - média</text:p>
              </table:table-cell>
              <table:table-cell office:value-type="float" office:value="935.6">
                <text:p text:id="Feuille1.B11:Feuille1.K11">935.6</text:p>
              </table:table-cell>
              <table:table-cell office:value-type="float" office:value="931.6">
                <text:p>931.6</text:p>
              </table:table-cell>
              <table:table-cell office:value-type="float" office:value="931.6">
                <text:p>931.6</text:p>
              </table:table-cell>
              <table:table-cell office:value-type="float" office:value="930.8">
                <text:p>930.8</text:p>
              </table:table-cell>
              <table:table-cell office:value-type="float" office:value="930.8">
                <text:p>930.8</text:p>
              </table:table-cell>
              <table:table-cell office:value-type="float" office:value="934.4">
                <text:p>934.4</text:p>
              </table:table-cell>
              <table:table-cell office:value-type="float" office:value="931.8">
                <text:p>931.8</text:p>
              </table:table-cell>
              <table:table-cell office:value-type="float" office:value="931">
                <text:p>931</text:p>
              </table:table-cell>
              <table:table-cell office:value-type="float" office:value="933.4">
                <text:p>933.4</text:p>
              </table:table-cell>
              <table:table-cell office:value-type="float" office:value="932.4">
                <text:p>932.4</text:p>
              </table:table-cell>
            </table:table-row>
            <table:table-row>
              <table:table-cell office:value-type="string">
                <text:p text:id="Feuille1.A12:Feuille1.A12">VHM - pior valor</text:p>
              </table:table-cell>
              <table:table-cell office:value-type="float" office:value="939">
                <text:p text:id="Feuille1.B12:Feuille1.K12">939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 text:id="Feuille1.A13:Feuille1.A13">MCPS - melhor valor</text:p>
              </table:table-cell>
              <table:table-cell office:value-type="float" office:value="934">
                <text:p text:id="Feuille1.B13:Feuille1.K13">934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14:Feuille1.A14">MCPS - média</text:p>
              </table:table-cell>
              <table:table-cell office:value-type="float" office:value="936">
                <text:p text:id="Feuille1.B14:Feuille1.K14">936</text:p>
              </table:table-cell>
              <table:table-cell office:value-type="float" office:value="930.8">
                <text:p>930.8</text:p>
              </table:table-cell>
              <table:table-cell office:value-type="float" office:value="931.8">
                <text:p>931.8</text:p>
              </table:table-cell>
              <table:table-cell office:value-type="float" office:value="932.4">
                <text:p>932.4</text:p>
              </table:table-cell>
              <table:table-cell office:value-type="float" office:value="932.4">
                <text:p>932.4</text:p>
              </table:table-cell>
              <table:table-cell office:value-type="float" office:value="931.6">
                <text:p>931.6</text:p>
              </table:table-cell>
              <table:table-cell office:value-type="float" office:value="930.8">
                <text:p>930.8</text:p>
              </table:table-cell>
              <table:table-cell office:value-type="float" office:value="934.2">
                <text:p>934.2</text:p>
              </table:table-cell>
              <table:table-cell office:value-type="float" office:value="932.6">
                <text:p>932.6</text:p>
              </table:table-cell>
              <table:table-cell office:value-type="float" office:value="931.8">
                <text:p>931.8</text:p>
              </table:table-cell>
            </table:table-row>
            <table:table-row>
              <table:table-cell office:value-type="string">
                <text:p text:id="Feuille1.A15:Feuille1.A15">MCPS - pior valor</text:p>
              </table:table-cell>
              <table:table-cell office:value-type="float" office:value="940">
                <text:p text:id="Feuille1.B15:Feuille1.K15">940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